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3cm" draw:marker-end-width="0.253cm" svg:stroke-linecap="butt" loext:fill-use-slide-background="false" draw:textarea-vertical-align="top" draw:auto-grow-height="false" fo:min-height="15.294cm" fo:min-width="7.364cm" fo:padding-top="0.118cm" fo:padding-bottom="0.118cm" fo:padding-left="0.243cm" fo:padding-right="0.243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035cm" draw:marker-start-width="0.253cm" draw:marker-end-width="0.253cm" svg:stroke-linecap="butt" loext:fill-use-slide-background="false" draw:textarea-vertical-align="top" draw:auto-grow-height="false" fo:min-height="7.537cm" fo:min-width="5.699cm" fo:padding-top="0.118cm" fo:padding-bottom="0.118cm" fo:padding-left="0.243cm" fo:padding-right="0.243cm" style:writing-mode="lr-tb" loext:decorative="false"/>
      <style:paragraph-properties style:writing-mode="lr-tb"/>
    </style:style>
    <style:style style:name="gr3" style:family="graphic" style:parent-style-name="standard">
      <style:graphic-properties draw:textarea-vertical-align="middle" draw:auto-grow-height="false" fo:min-height="1.577cm" fo:min-width="4.756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35cm" draw:marker-start-width="0.253cm" draw:marker-end-width="0.253cm" svg:stroke-linecap="butt" loext:fill-use-slide-background="false" draw:textarea-vertical-align="top" draw:auto-grow-height="false" fo:min-height="5.089cm" fo:min-width="7.638cm" fo:padding-top="0.118cm" fo:padding-bottom="0.118cm" fo:padding-left="0.243cm" fo:padding-right="0.243cm" style:writing-mode="lr-tb" loext:decorative="false"/>
      <style:paragraph-properties style:writing-mode="lr-tb"/>
    </style:style>
    <style:style style:name="gr5" style:family="graphic" style:parent-style-name="objectwithoutfill">
      <style:graphic-properties svg:stroke-width="0.035cm" draw:marker-start-width="0.252cm" draw:marker-end-width="0.252cm" svg:stroke-linecap="butt" loext:fill-use-slide-background="false" draw:textarea-vertical-align="top" draw:auto-grow-height="false" fo:min-height="7.99cm" fo:min-width="7.364cm" fo:padding-top="0.117cm" fo:padding-bottom="0.117cm" fo:padding-left="0.242cm" fo:padding-right="0.242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95cm" loext:decorative="false"/>
      <style:paragraph-properties style:writing-mode="lr-tb"/>
    </style:style>
    <style:style style:name="gr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style:font-name="Arial" fo:font-size="16pt" fo:font-weight="normal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16pt" fo:font-weight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Arial Black" fo:font-style="italic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font-name="Arial Black"/>
    </style:style>
    <style:style style:name="T2" style:family="text">
      <style:text-properties style:font-name="Arial Black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3cm" svg:height="16.51cm" svg:x="4.917cm" svg:y="2.571cm">
          <text:p text:style-name="P1"><text:span text:style-name="T1">Node Operator’s</text:span></text:p>
          <text:p text:style-name="P1"><text:span text:style-name="T1">Linux 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985cm" svg:height="8.573cm" svg:x="5.84cm" svg:y="9.237cm">
          <text:p text:style-name="P1"><text:span text:style-name="T1">Dock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5.452cm" svg:height="2.023cm" svg:x="6.606cm" svg:y="11.042cm">
          <text:p text:style-name="P2">Gora</text:p>
          <text:p text:style-name="P2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5.452cm" svg:height="2.023cm" svg:x="6.606cm" svg:y="5.562cm">
          <text:p text:style-name="P2">Gora</text:p>
          <text:p text:style-name="P2">CLI 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5.452cm" svg:height="2.023cm" svg:x="6.606cm" svg:y="14.642cm">
          <text:p text:style-name="P3">Blockchain</text:p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83cm" svg:height="6.031cm" svg:x="14.48cm" svg:y="2.571cm">
          <text:p text:style-name="P1">Node Operator’s</text:p>
          <text:p text:style-name="P1">Linux Hos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5.452cm" svg:height="2.023cm" svg:x="16.169cm" svg:y="5.562cm">
          <text:p text:style-name="P1">Gora</text:p>
          <text:p text:style-name="P1">CLI To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8.83cm" svg:height="9.206cm" svg:x="14.48cm" svg:y="9.555cm">
          <text:p text:style-name="P1"><text:span text:style-name="T1">Amazon</text:span></text:p>
          <text:p text:style-name="P1"><text:span text:style-name="T1">Web Ser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5" draw:id="id5" draw:layer="layout" svg:width="5.452cm" svg:height="2.023cm" svg:x="16.138cm" svg:y="12.304cm">
          <text:p text:style-name="P2">Gora</text:p>
          <text:p text:style-name="P2">Node Ru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4.762cm" svg:height="1.145cm" svg:x="6.74cm" svg:y="1.2cm">
          <draw:text-box>
            <text:p text:style-name="P4"><text:span text:style-name="T2">Option #1</text:span></text:p>
          </draw:text-box>
        </draw:frame>
        <draw:frame draw:style-name="gr6" draw:text-style-name="P5" draw:layer="layout" svg:width="4.762cm" svg:height="1.145cm" svg:x="16.514cm" svg:y="1.201cm">
          <draw:text-box>
            <text:p text:style-name="P4"><text:span text:style-name="T2">Option #2</text:span></text:p>
          </draw:text-box>
        </draw:frame>
        <draw:custom-shape draw:style-name="gr3" draw:text-style-name="P1" xml:id="id6" draw:id="id6" draw:layer="layout" svg:width="5.452cm" svg:height="2.023cm" svg:x="16.138cm" svg:y="15.942cm">
          <text:p text:style-name="P2">Blockchain</text:p>
          <text:p text:style-name="P2">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6" draw:layer="layout" draw:line-skew="-0.636cm" svg:x1="6.606cm" svg:y1="6.573cm" svg:x2="6.606cm" svg:y2="12.053cm" draw:start-shape="id1" draw:start-glue-point="3" draw:end-shape="id2" draw:end-glue-point="3" svg:d="M6606 6573h-1161v5480h1161" svg:viewBox="0 0 1162 5481">
          <text:p/>
        </draw:connector>
        <draw:connector draw:style-name="gr8" draw:text-style-name="P6" draw:layer="layout" draw:type="line" svg:x1="9.332cm" svg:y1="13.065cm" svg:x2="9.332cm" svg:y2="14.642cm" draw:start-shape="id2" draw:start-glue-point="2" draw:end-shape="id3" draw:end-glue-point="0" svg:d="M9332 13065v1577" svg:viewBox="0 0 1 1578">
          <text:p/>
        </draw:connector>
        <draw:connector draw:style-name="gr9" draw:text-style-name="P6" draw:layer="layout" draw:line-skew="-0.326cm" svg:x1="16.169cm" svg:y1="6.573cm" svg:x2="16.138cm" svg:y2="13.315cm" draw:start-shape="id4" draw:start-glue-point="3" draw:end-shape="id5" draw:end-glue-point="3" svg:d="M16169 6573h-882v6742h851" svg:viewBox="0 0 883 6743">
          <text:p/>
        </draw:connector>
        <draw:connector draw:style-name="gr10" draw:text-style-name="P6" draw:layer="layout" draw:type="line" svg:x1="18.864cm" svg:y1="14.327cm" svg:x2="18.864cm" svg:y2="15.942cm" draw:start-shape="id5" draw:start-glue-point="2" draw:end-shape="id6" svg:d="M18864 14327v1615" svg:viewBox="0 0 1 161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c5431" draw:marker-start-width="0.275cm" draw:marker-start-center="false" draw:marker-end-width="0.275cm" draw:marker-end-center="false" draw:fill="solid" draw:fill-color="#d5ebe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de2000" style:font-family-complex="Code2000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02:01.888372204</meta:creation-date>
    <dc:date>2025-03-02T21:36:58.082905610</dc:date>
    <meta:editing-duration>PT9H30M19S</meta:editing-duration>
    <meta:editing-cycles>18</meta:editing-cycles>
    <meta:generator>LibreOffice/7.6.4.1$Linux_X86_64 LibreOffice_project/60$Build-1</meta:generator>
    <meta:document-statistic meta:object-count="16"/>
  </office:meta>
</office:document-meta>
</file>